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fo:min-height="0.693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3.72cm" fo:min-width="0cm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5" style:family="graphic" style:parent-style-name="standard">
      <style:graphic-properties draw:stroke="none" draw:fill-color="#ff0000" dr3d:vertical-segments="14" dr3d:close-front="true" dr3d:close-back="tru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1.143cm" svg:x="8.493cm" svg:y="11.92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8cm" svg:height="0.962cm" svg:x="7.477cm" svg:y="13.119cm">
          <draw:text-box>
            <text:p>Reactor </text:p>
          </draw:text-box>
        </draw:frame>
        <draw:custom-shape draw:style-name="gr3" draw:text-style-name="P1" draw:layer="layout" svg:width="0.254cm" svg:height="2.667cm" svg:x="11.541cm" svg:y="11.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23cm" svg:height="0.962cm" svg:x="10.652cm" svg:y="10.071cm">
          <draw:text-box>
            <text:p>target</text:p>
          </draw:text-box>
        </draw:frame>
        <dr3d:scene draw:style-name="gr5" svg:width="1.143cm" svg:height="1.143cm" svg:x="17.51cm" svg:y="11.92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2" draw:layer="layout" svg:width="3.429cm" svg:height="0.962cm" svg:x="16.875cm" svg:y="10.217cm">
          <draw:text-box>
            <text:p>sample</text:p>
          </draw:text-box>
        </draw:frame>
        <draw:line draw:style-name="gr8" draw:text-style-name="P1" draw:layer="layout" svg:x1="9.382cm" svg:y1="15.351cm" svg:x2="11.414cm" svg:y2="15.351cm">
          <text:p/>
        </draw:line>
        <draw:frame draw:style-name="gr9" draw:text-style-name="P2" draw:layer="layout" svg:width="1.27cm" svg:height="1.016cm" svg:x="9.763cm" svg:y="14.462cm">
          <draw:text-box>
            <text:p>T0</text:p>
          </draw:text-box>
        </draw:frame>
        <draw:line draw:style-name="gr8" draw:text-style-name="P1" draw:layer="layout" svg:x1="9.382cm" svg:y1="16.494cm" svg:x2="26.146cm" svg:y2="16.494cm">
          <text:p/>
        </draw:line>
        <draw:frame draw:style-name="gr10" draw:text-style-name="P2" draw:layer="layout" svg:width="1.905cm" svg:height="1.143cm" svg:x="17.002cm" svg:y="15.732cm">
          <draw:text-box>
            <text:p>TOF</text:p>
          </draw:text-box>
        </draw:frame>
        <draw:line draw:style-name="gr8" draw:text-style-name="P1" draw:layer="layout" svg:x1="12.176cm" svg:y1="12.684cm" svg:x2="17.256cm" svg:y2="12.684cm">
          <text:p/>
        </draw:line>
        <draw:line draw:style-name="gr11" draw:text-style-name="P1" draw:layer="layout" svg:x1="12.176cm" svg:y1="12.684cm" svg:x2="17.256cm" svg:y2="12.684cm">
          <text:p text:style-name="P1">L1</text:p>
        </draw:line>
        <draw:custom-shape draw:style-name="gr12" draw:text-style-name="P1" draw:layer="layout" svg:width="0.381cm" svg:height="13.97cm" svg:x="26.4cm" svg:y="6.46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8.78cm" svg:y1="12.684cm" svg:x2="26.146cm" svg:y2="12.684cm">
          <text:p text:style-name="P1">L2</text:p>
        </draw:line>
        <draw:frame draw:style-name="gr2" draw:text-style-name="P2" draw:layer="layout" svg:width="1.764cm" svg:height="0.962cm" svg:x="1.508cm" svg:y="2.705cm">
          <draw:text-box>
            <text:p>TOF</text:p>
          </draw:text-box>
        </draw:frame>
        <draw:line draw:style-name="gr13" draw:text-style-name="P3" draw:layer="layout" svg:x1="3.413cm" svg:y1="3.286cm" svg:x2="4.683cm" svg:y2="3.286cm">
          <text:p/>
        </draw:line>
        <draw:frame draw:style-name="gr2" draw:text-style-name="P2" draw:layer="layout" svg:width="3.808cm" svg:height="0.962cm" svg:x="4.939cm" svg:y="2.705cm">
          <draw:text-box>
            <text:p>T = TOF-T0</text:p>
          </draw:text-box>
        </draw:frame>
        <draw:line draw:style-name="gr13" draw:text-style-name="P3" draw:layer="layout" svg:x1="8.874cm" svg:y1="3.159cm" svg:x2="10.144cm" svg:y2="3.159cm">
          <text:p/>
        </draw:line>
        <draw:frame draw:style-name="gr2" draw:text-style-name="P2" draw:layer="layout" svg:width="7.343cm" svg:height="0.962cm" svg:x="10.421cm" svg:y="2.705cm">
          <draw:text-box>
            <text:p>Lambda = C*T/(L1 + L2)</text:p>
          </draw:text-box>
        </draw:frame>
        <draw:line draw:style-name="gr13" draw:text-style-name="P3" draw:layer="layout" svg:x1="17.637cm" svg:y1="3.286cm" svg:x2="19.161cm" svg:y2="3.286cm">
          <text:p/>
        </draw:line>
        <draw:frame draw:style-name="gr2" draw:text-style-name="P2" draw:layer="layout" svg:width="6.827cm" svg:height="0.962cm" svg:x="19.319cm" svg:y="2.705cm">
          <draw:text-box>
            <text:p>2d sin(theta) = lambda</text:p>
          </draw:text-box>
        </draw:frame>
        <draw:line draw:style-name="gr13" draw:text-style-name="P3" draw:layer="layout" svg:x1="22.209cm" svg:y1="3.921cm" svg:x2="22.209cm" svg:y2="5.191cm">
          <text:p/>
        </draw:line>
        <draw:frame draw:style-name="gr2" draw:text-style-name="P2" draw:layer="layout" svg:width="2.682cm" svg:height="0.962cm" svg:x="20.924cm" svg:y="5.245cm">
          <draw:text-box>
            <text:p>Q(x,y,z)</text:p>
          </draw:text-box>
        </draw:frame>
        <draw:frame draw:style-name="gr2" draw:text-style-name="P2" draw:layer="layout" svg:width="4.227cm" svg:height="0.962cm" svg:x="22.477cm" svg:y="3.975cm">
          <draw:text-box>
            <text:p>R_panel*U*B</text:p>
          </draw:text-box>
        </draw:frame>
        <dr3d:scene draw:style-name="gr14" svg:width="0.762cm" svg:height="0.762cm" svg:x="7.731cm" svg:y="3.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 5000l125-500 125-500 250-1000 500-2000 500-2000 500-2000 500-2000h-500-500-500-500-250-250z"/>
        </dr3d:scene>
        <dr3d:scene draw:style-name="gr14" svg:width="0.762cm" svg:height="0.762cm" svg:x="15.097cm" svg:y="3.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 5000l125-500 125-500 250-1000 500-2000 500-2000 500-2000 500-2000h-500-500-500-500-250-250z"/>
        </dr3d:scene>
        <dr3d:scene draw:style-name="gr14" svg:width="0.762cm" svg:height="0.762cm" svg:x="16.621cm" svg:y="3.5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 5000l125-500 125-500 250-1000 500-2000 500-2000 500-2000 500-2000h-500-500-500-500-250-250z"/>
        </dr3d:scene>
        <dr3d:scene draw:style-name="gr14" svg:width="0.762cm" svg:height="0.762cm" svg:x="23.479cm" svg:y="4.8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8:57:56.507737547</meta:creation-date>
    <dc:date>2020-12-18T14:21:59.617420299</dc:date>
    <meta:editing-duration>PT3H33M50S</meta:editing-duration>
    <meta:editing-cycles>9</meta:editing-cycles>
    <meta:generator>LibreOffice/6.4.6.2$Linux_X86_64 LibreOffice_project/40$Build-2</meta:generator>
    <meta:document-statistic meta:object-count="33"/>
  </office:meta>
</office:document-meta>
</file>